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fo:font-size="22.5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7" style:family="paragraph" style:parent-style-name="Text_20_body">
      <style:paragraph-properties fo:margin-top="0cm" fo:margin-bottom="0cm" loext:contextual-spacing="false" fo:line-height="107%" fo:text-align="start" style:justify-single-word="false"/>
    </style:style>
    <style:style style:name="P8" style:family="paragraph" style:parent-style-name="Text_20_body">
      <style:paragraph-properties fo:margin-top="0cm" fo:margin-bottom="0cm" loext:contextual-spacing="false" fo:break-before="page"/>
      <style:text-properties fo:font-size="25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break-before="pag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-0.635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7%" fo:text-indent="-0.635cm" style:auto-text-indent="false"/>
    </style:style>
    <style:style style:name="P12" style:family="paragraph" style:parent-style-name="Text_20_body">
      <style:paragraph-properties fo:margin-top="0cm" fo:margin-bottom="0.499cm" loext:contextual-spacing="false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fo:font-size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//Programa para mostrar el funcionamiento del algoritmo Hanoi</text:span></text:p>
      <text:p text:style-name="Preformatted_20_Text"/>
      <text:p text:style-name="Preformatted_20_Text">#include &lt;iostream&gt;</text:p>
      <text:p text:style-name="Preformatted_20_Text"/>
      <text:p text:style-name="Preformatted_20_Text">using namespace std;</text:p>
      <text:p text:style-name="Preformatted_20_Text"/>
      <text:p text:style-name="Preformatted_20_Text">void Hanoi(int discos, int Origen, int Destino, int Auxiliar)</text:p>
      <text:p text:style-name="Preformatted_20_Text">{</text:p>
      <text:p text:style-name="Preformatted_20_Text"><text:s text:c="2"/>if (discos&gt;0)</text:p>
      <text:p text:style-name="Preformatted_20_Text"><text:s text:c="4"/>{</text:p>
      <text:p text:style-name="Preformatted_20_Text"><text:s text:c="6"/>Hanoi(discos-1,Origen,Auxiliar,Destino);</text:p>
      <text:p text:style-name="Preformatted_20_Text"><text:s text:c="6"/>cout &lt;&lt; "Mover el disco "&lt;&lt;discos &lt;&lt; " de " &lt;&lt; Origen &lt;&lt; " a " &lt;&lt; Destino&lt;&lt;endl;</text:p>
      <text:p text:style-name="Preformatted_20_Text"><text:s text:c="6"/>Hanoi(discos-1,Auxiliar,Destino,Origen);</text:p>
      <text:p text:style-name="Preformatted_20_Text"><text:s text:c="4"/>}</text:p>
      <text:p text:style-name="Preformatted_20_Text">}</text:p>
      <text:p text:style-name="Preformatted_20_Text"/>
      <text:p text:style-name="Preformatted_20_Text">int main(){</text:p>
      <text:p text:style-name="Preformatted_20_Text"><text:s text:c="2"/></text:p>
      <text:p text:style-name="Preformatted_20_Text"><text:s text:c="2"/>cout &lt;&lt; "Hanoi con 3 discos"&lt;&lt; endl;</text:p>
      <text:p text:style-name="Preformatted_20_Text"><text:s text:c="2"/>Hanoi(5,1,2,3);</text:p>
      <text:p text:style-name="Preformatted_20_Text"><text:s text:c="2"/></text:p>
      <text:p text:style-name="Preformatted_20_Text"><text:s text:c="2"/>return 0;</text:p>
      <text:p text:style-name="Preformatted_20_Text"/>
      <text:p text:style-name="P13">}</text:p>
      <text:p text:style-name="P12"><text:span text:style-name="T1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54:09.270190649</meta:creation-date>
    <dc:date>2018-05-27T19:59:50.388702461</dc:date>
    <meta:editing-duration>PT5M4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61" meta:character-count="448" meta:non-whitespace-character-count="366"/>
  </office:meta>
</office:document-meta>
</file>